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gitlab.com/springboard/NeedNetwork/commit/70bd7df5e0724b5cad643c47824a66e179f082e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6:05:10.180596820</meta:creation-date>
    <dc:date>2019-02-23T16:05:45.620265709</dc:date>
    <meta:editing-duration>PT36S</meta:editing-duration>
    <meta:editing-cycles>1</meta:editing-cycles>
    <meta:generator>LibreOffice/6.0.6.2$Linux_X86_64 LibreOffice_project/00m0$Build-2</meta:generator>
    <meta:document-statistic meta:table-count="0" meta:image-count="0" meta:object-count="0" meta:page-count="1" meta:paragraph-count="1" meta:word-count="1" meta:character-count="90" meta:non-whitespace-character-count="90"/>
  </office:meta>
</office:document-meta>
</file>